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list-style-name="L2"/>
    <style:style style:name="P2" style:family="paragraph" style:parent-style-name="Standard" style:list-style-name="L1"/>
    <style:style style:name="T1" style:family="text">
      <style:text-properties fo:font-weight="bold" style:font-weight-asian="bold" style:font-weight-complex="bold"/>
    </style:style>
    <style:style style:name="T2" style:family="text">
      <style:text-properties fo:background-color="#ffd320"/>
    </style:style>
    <style:style style:name="T3" style:family="text">
      <style:text-properties fo:background-color="#ff808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2.11.5</text:h>
      <text:p text:style-name="Titre_20_3_20_Correctifs">CORRECTIFS</text:p>
      <text:list xml:id="list5670677416455104218" text:style-name="L1">
        <text:list-item>
          <text:p text:style-name="P2">La fiche d'une personne était impossible à ouvrir si sa photo n'existait pas et que le fichier par défaut (silhouette) était introuvable.</text:p>
        </text:list-item>
        <text:list-item>
          <text:p text:style-name="P2">Les lignes d'appréciation trop longues étaient partiellement affichées à l'impression du suivi élève (bouton <text:span text:style-name="Source_20_Text">Imprimer</text:span> dans l'onglet <text:span text:style-name="Source_20_Text">Suivi</text:span> d'un élève). La colonne s'adapte maintenant automatiquement en fonction de la longueur de l'appréciation.</text:p>
        </text:list-item>
        <text:list-item>
          <text:p text:style-name="P2">L'émetteur d'un postit adressé à une personne en privé n'avait plus la possibilité de modifier ou de consulter ce postit, une fois créé.</text:p>
        </text:list-item>
        <text:list-item>
          <text:p text:style-name="P2">Les plages de pause étaient comptabilisées par erreur dans le total des heures du suivi enseignant (onglet <text:span text:style-name="Source_20_Text">Suivi enseignant</text:span> dans la fiche d'un intervenant). Ces plages sont maintenant clairement identifiées par la mention "<text:span text:style-name="Source_20_Text">PAUSE</text:span>" et ne sont plus ajoutées au total des lignes sélectionnées.</text:p>
        </text:list-item>
        <text:list-item>
          <text:p text:style-name="P2">Il manquait un titre aux fenêtres "Transfert échéancier" et "Transfert pièce".</text:p>
        </text:list-item>
      </text:list>
      <text:h text:style-name="Heading_20_3" text:outline-level="3">POSTITS</text:h>
      <text:p text:style-name="Text_20_body">Il est maintenant possible d'envoyer des <text:span text:style-name="T1">postits externes</text:span>, c'est-à-dire faire apparaître ces postits sur les pages du planning public d'Algem. Un postit externe pourra donc être vu par toutes les personnes n'utilisant pas le logiciel en interne.</text:p>
      <text:p text:style-name="Text_20_body">Un postit externe peut être <text:span text:style-name="T1">public</text:span> (vu par n'importe quel visiteur), <text:span text:style-name="T1">privé</text:span> (vu seulement par la personne à laquelle il est envoyé), ou <text:span text:style-name="T1">adressé à l'ensemble des professeurs</text:span> (ayant un compte).</text:p>
      <text:p text:style-name="Text_20_body">Quelques exemples d'utilisation de postits publics et privés :</text:p>
      <text:list xml:id="list2006022271042550411" text:style-name="L2">
        <text:list-item>
          <text:p text:style-name="P1">rappeler aux répétiteurs (visiteurs, adhérents) les périodes de fermeture durant les vacances scolaires.</text:p>
        </text:list-item>
        <text:list-item>
          <text:p text:style-name="P1">afficher une information importante commune à tous les adhérents de la structure, sans passer par la rédaction d'une news-letter.</text:p>
        </text:list-item>
        <text:list-item>
          <text:p text:style-name="P1">rappeler à un professeur une information importante, concernant son planning ou son suivi pédagogique.</text:p>
        </text:list-item>
      </text:list>
      <text:p text:style-name="Text_20_body">La création d'un postit se fait toujours à partir de la version de bureau du logiciel. Cliquez sur <text:span text:style-name="Source_20_Text">Fichier → Nouveau postit</text:span> dans le menu principal. Choisissez parmi l'un des 3 types suivants : <text:span text:style-name="Source_20_Text">Interne</text:span>, <text:span text:style-name="Source_20_Text">Interne urgent</text:span>, <text:span text:style-name="Source_20_Text">Externe</text:span>. Choisissez le 3ème pour envoyer un postit externe. Si vous voulez qu'il soit public, sélectionnez <text:span text:style-name="Source_20_Text">Public</text:span> devant le champ "Destinataire". Sinon, vous avez le choix de l'envoyer aux professeurs (<text:span text:style-name="T1">Professeurs</text:span>) ou à une personne en particulier en sélectionnant son nom dans la liste.</text:p>
      <text:p text:style-name="Text_20_body">Vu de l'application web, les postits publics apparaissent en page d'accueil et sur le planning jour. Les postits privés apparaissent sur la page personnelle de l'utilisateur. Il suffit de cliquer sur un postit pour le faire disparaître temporairement (le postit ne disparaît définitivement que s'il arrive à échéance ou que s'il est supprimé par l'émetteur ou l'un des utilisateurs d'Algem).</text:p>
      <text:p text:style-name="Text_20_body">Dans Algem, les postits publics sont représentés en <text:span text:style-name="T2">jaune orangé</text:span>, et les postits privés en <text:span text:style-name="T3">rouge clair</text:span>.</text:p>
      <text:h text:style-name="Heading_20_3" text:outline-level="3"><text:soft-page-break/>SUIVI PEDAGOGIQUE</text:h>
      <text:p text:style-name="Text_20_body">Les éventuelles notes d'évaluation sont maintenant visibles dans les onglets <text:span text:style-name="Source_20_Text">Suivi</text:span> d'un élève et <text:span text:style-name="Source_20_Text">Suivi enseignant</text:span> d'un professeur. La note n'est visible que si différente de 0. Bien qu'il soit assez rare de mettre en place un système de notation dans le cadre des écoles de musiques actuelles, l'ajout de cette colonne s'imposait pour des raisons de cohérence avec l'application web (qui permet aux professeurs de saisir éventuellement des notes d'évaluation).</text:p>
      <text:p text:style-name="Text_20_body">La colonne "<text:span text:style-name="T1">Status</text:span>" a été renommée "<text:span text:style-name="T1">Absence</text:span>", plus intelligible, compte tenu du contexte.</text:p>
      <text:p text:style-name="Text_20_body">Rappel : cette colonne permet de consulter l'absence d'un élève à un cours (vide si l'élève est présent, <text:span text:style-name="Source_20_Text">ABS</text:span> pour absent, <text:span text:style-name="Source_20_Text">EXC</text:span> pour excusé).</text:p>
      <text:p text:style-name="Text_20_body"><text:span text:style-name="T1">Le suivi enseignant peut maintenant être imprimé</text:span>, à l'instar du suivi élève. Cliquez pour cela sur le bouton <text:span text:style-name="Source_20_Text">Imprimer</text:span> dans l'onglet <text:span text:style-name="Source_20_Text">Suivi enseignant</text:span> d'un professeur.</text:p>
      <text:p text:style-name="Text_20_body">La colonne <text:span text:style-name="T1">Note</text:span> a été également ajoutée dans le script <text:span text:style-name="Source_20_Text">Suivi eleves.js</text:span>. Veuillez écraser votre script existant (après l'avoir dézippé) par la nouvelle version disponible à cette adresse : <text:a xlink:type="simple" xlink:href="http://www.algem.net/install/Suivi_eleves_2.11.5.zip">http://www.algem.net/install/Suivi_eleves_2.11.5.zip</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Heading_20_2" style:display-name="Heading 2" style:family="paragraph" style:parent-style-name="Heading" style:next-style-name="Text_20_body" style:default-outline-level="2" style:list-style-name="" style:class="text">
      <style:paragraph-properties fo:background-color="#ffff99" fo:padding="0.049cm" fo:border="0.002cm solid #000000" style:shadow="#808080 0.18cm 0.18cm">
        <style:background-image/>
      </style:paragraph-properties>
      <style:text-properties fo:font-size="14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list-style-name="" style:class="text">
      <style:paragraph-properties fo:margin-top="0.199cm" fo:margin-bottom="0.21cm" fo:background-color="#33cc66" fo:padding="0cm" fo:border="none" style:shadow="none">
        <style:background-image/>
      </style:paragraph-properties>
      <style:text-properties style:use-window-font-color="true" fo:font-size="13pt" style:text-underline-style="none" fo:font-weight="bold" style:font-size-asian="14pt" style:font-weight-asian="bold" style:font-size-complex="14pt" style:font-weight-complex="bold" style:text-overline-style="none" style:text-overline-color="#00ae00"/>
    </style:style>
    <style:style style:name="Heading_20_4" style:display-name="Heading 4" style:family="paragraph" style:parent-style-name="Heading" style:next-style-name="Text_20_body" style:default-outline-level="4" style:list-style-name="" style:class="text">
      <style:paragraph-properties fo:margin-top="0.21cm" fo:margin-bottom="0.21cm" fo:background-color="transparent" style:shadow="none">
        <style:background-image/>
      </style:paragraph-properties>
      <style:text-properties style:use-window-font-color="true" fo:font-size="85%" fo:font-style="normal" style:text-underline-style="solid" style:text-underline-width="bold" style:text-underline-color="#00ae00" fo:font-weight="bold" style:font-size-asian="85%" style:font-style-asian="italic" style:font-weight-asian="bold" style:font-size-complex="85%" style:font-style-complex="italic" style:font-weight-complex="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style:font-name="Arial1" fo:font-size="10pt" fo:font-weight="normal"/>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Arial1" fo:font-size="10pt"/>
    </style:style>
    <style:style style:name="Heading_20_5" style:display-name="Heading 5" style:family="paragraph" style:parent-style-name="Heading" style:next-style-name="Text_20_body" style:default-outline-level="5" style:list-style-name="" style:class="text">
      <style:paragraph-properties fo:margin-top="0.101cm" fo:margin-bottom="0.21cm"/>
      <style:text-properties fo:font-size="80%" fo:font-weight="bold" style:font-size-asian="85%" style:font-weight-asian="bold" style:font-size-complex="85%" style:font-weight-complex="bold"/>
    </style:style>
    <style:style style:name="Titre_20_3_20_Correctifs" style:display-name="Titre 3 Correctifs" style:family="paragraph" style:parent-style-name="Heading_20_3" style:next-style-name="Standard" style:default-outline-level="" style:list-style-name="">
      <style:paragraph-properties fo:background-color="#ff3333">
        <style:background-image/>
      </style:paragraph-properties>
      <style:text-properties fo:color="#ffffff"/>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1pt" fo:font-weight="bold" style:font-name-asian="Droid Sans Fallback1" style:font-name-complex="DejaVu Sans Mono"/>
    </style:style>
    <style:style style:name="Variable"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Header">Algem 2.11.5</text:p>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27T18:47:04</dc:date>
    <meta:generator>OpenOffice.org/3.4.1$Unix OpenOffice.org_project/341m1$Build-9593</meta:generator>
    <meta:editing-duration>PT1H41M28S</meta:editing-duration>
    <meta:editing-cycles>2</meta:editing-cycles>
    <meta:document-statistic meta:table-count="0" meta:image-count="0" meta:object-count="0" meta:page-count="2" meta:paragraph-count="25" meta:word-count="592" meta:character-count="3868"/>
  </office:meta>
</office:document-meta>
</file>